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fo:font-weight="bold" style:font-weight-asian="bold" style:font-size-complex="9pt"/>
    </style:style>
    <style:style style:name="P2" style:family="paragraph" style:parent-style-name="Standard">
      <style:paragraph-properties fo:line-height="100%" fo:text-align="center" style:justify-single-word="false"/>
      <style:text-properties fo:language="es" fo:country="ES" fo:font-weight="bold" style:font-weight-asian="bold" style:font-size-complex="9pt"/>
    </style:style>
    <style:style style:name="P3" style:family="paragraph" style:parent-style-name="Standard">
      <style:paragraph-properties fo:line-height="100%" fo:text-align="center" style:justify-single-word="false"/>
      <style:text-properties fo:language="es" fo:country="ES" fo:font-weight="bold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language="es" fo:country="ES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language="es" fo:country="ES" style:font-size-complex="12pt"/>
    </style:style>
    <style:style style:name="P6" style:family="paragraph" style:parent-style-name="Standard">
      <style:paragraph-properties fo:text-align="center" style:justify-single-word="false"/>
      <style:text-properties fo:language="es" fo:country="ES" style:font-size-complex="9pt"/>
    </style:style>
    <style:style style:name="P7" style:family="paragraph" style:parent-style-name="Standard">
      <style:paragraph-properties fo:line-height="100%" fo:text-align="center" style:justify-single-word="false"/>
      <style:text-properties fo:language="es" fo:country="ES" style:font-size-complex="9pt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es" fo:country="ES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language="es" fo:country="ES" fo:font-weight="bold" style:font-weight-asian="bold" style:font-size-complex="12pt"/>
    </style:style>
    <style:style style:name="T4" style:family="text">
      <style:text-properties fo:language="es" fo:country="ES" style:font-size-complex="12pt"/>
    </style:style>
    <style:style style:name="fr1" style:family="graphic" style:parent-style-name="OLE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draw:ole-draw-aspect="1" draw:visible-area-top="0in" draw:visible-area-width="0.95in" draw:visible-area-height="0.7in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Object5" text:anchor-type="as-char" svg:width="0.95in" svg:height="0.7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1">UNIVERSIDAD SI</text:span><text:span text:style-name="T2">MÓN BOLÍVAR</text:span></text:p>
      <text:p text:style-name="P3">DECANATO DE ESTUDIOS PROFESIONALES</text:p>
      <text:p text:style-name="P3">COORDINACIÓN DE INGENIERÍA DE LA COMPUTACIÓ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3">ESTIMACIÓN DEL PARÁMETRO DE HURST EN TIEMPO REAL PARA LA </text:span></text:p>
      <text:p text:style-name="P11"><text:span text:style-name="T3">DETECCIÓN DE ATAQUES DE DENEGACIÓN DE SERVICIO EN REDES DE COMPUTADORAS</text:span></text:p>
      <text:p text:style-name="P9"/>
      <text:p text:style-name="P9"/>
      <text:p text:style-name="P9"/>
      <text:p text:style-name="P9"/>
      <text:p text:style-name="P9"/>
      <text:p text:style-name="P9"/>
      <text:p text:style-name="P4">Por:</text:p>
      <text:p text:style-name="P11"><text:span text:style-name="T4">Jairo Eduardo Lopéz Fuentes Nacarino</text:span></text:p>
      <text:p text:style-name="P4"/>
      <text:p text:style-name="P4"/>
      <text:p text:style-name="P4"/>
      <text:p text:style-name="P4"/>
      <text:p text:style-name="P4">Realizado con la asesoría de:</text:p>
      <text:p text:style-name="P5">Mariela Curiel</text:p>
      <text:p text:style-name="P9"/>
      <text:p text:style-name="P9"/>
      <text:p text:style-name="P10"/>
      <text:p text:style-name="P6"/>
      <text:p text:style-name="P7">PROYECTO DE GRADO</text:p>
      <text:p text:style-name="P7">Presentado ante la Ilustre Universidad Simón Bolívar</text:p>
      <text:p text:style-name="P7">como requisito parcial para optar al título de </text:p>
      <text:p text:style-name="P7">Ingeniero de Computación</text:p>
      <text:p text:style-name="P1"/>
      <text:p text:style-name="P1"/>
      <text:p text:style-name="P2">Sartenejas, Febrero de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2-22T17:30:33</meta:creation-date>
    <dc:date>2010-02-22T18:07:38</dc:date>
    <meta:editing-cycles>1</meta:editing-cycles>
    <meta:editing-duration>PT22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5" meta:word-count="72" meta:character-count="482"/>
  </office:meta>
</office:document-meta>
</file>